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Arial" style:font-family-asian="Arial" style:font-family-complex="Arial"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Arial" style:font-family-asian="Arial" style:font-family-complex="Arial"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Arial" style:font-family-asian="Arial" style:font-family-complex="Arial" fo:background-color="transparent" fo:color="#0000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Arial" style:font-family-asian="Arial" style:font-family-complex="Arial"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Arial" style:font-family-asian="Arial" style:font-family-complex="Arial"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Arial" style:font-family-asian="Arial" style:font-family-complex="Arial" fo:background-color="transparent" fo:color="#000000"/>
    </style:style>
    <style:style style:name="T19" style:family="text">
      <style:text-properties fo:font-size="11.00pt" style:text-position="super" fo:font-weight="normal" fo:font-family="Arial" style:font-family-asian="Arial" style:font-family-complex="Arial" fo:background-color="transparent" fo:color="#000000"/>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1.00pt" style:text-position="super" fo:font-weight="normal"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style:text-position="super" fo:font-weight="normal" fo:font-family="Arial" style:font-family-asian="Arial" style:font-family-complex="Arial" fo:background-color="transparent" fo:color="#000000"/>
    </style:style>
    <style:style style:name="T26" style:family="text">
      <style:text-properties fo:font-size="11.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Arial" style:font-family-asian="Arial" style:font-family-complex="Arial"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Arial" style:font-family-asian="Arial" style:font-family-complex="Arial" fo:background-color="transparent"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Arial" style:font-family-asian="Arial" style:font-family-complex="Arial"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Arial" style:font-family-asian="Arial" style:font-family-complex="Arial"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Arial" style:font-family-asian="Arial" style:font-family-complex="Arial"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Arial" style:font-family-asian="Arial" style:font-family-complex="Arial"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Arial" style:font-family-asian="Arial" style:font-family-complex="Arial" fo:background-color="transparent" fo:color="#000000"/>
    </style:style>
    <style:style style:name="T43" style:family="text">
      <style:text-properties fo:font-size="11.00pt" fo:font-weight="normal" fo:font-family="Arial" style:font-family-asian="Arial" style:font-family-complex="Arial" fo:background-color="transparent" style:use-window-font-color="true"/>
    </style:style>
    <style:style style:name="T44" style:family="text">
      <style:text-properties fo:font-size="11.00pt" fo:font-weight="normal" fo:font-family="Arial" style:font-family-asian="Arial" style:font-family-complex="Arial"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Arial" style:font-family-asian="Arial" style:font-family-complex="Arial" fo:background-color="transparent" fo:color="#000000"/>
    </style:style>
    <style:style style:name="T47" style:family="text">
      <style:text-properties fo:font-size="11.00pt" fo:font-weight="bold" fo:font-family="Arial" style:font-family-asian="Arial" style:font-family-complex="Arial"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Arial" style:font-family-asian="Arial" style:font-family-complex="Arial"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rial" style:font-family-asian="Arial" style:font-family-complex="Arial"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fo:color="#000000"/>
    </style:style>
    <style:style style:name="T54" style:family="text">
      <style:text-properties fo:font-size="11.00pt" fo:font-weight="normal" fo:font-family="Arial" style:font-family-asian="Arial" style:font-family-complex="Arial"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Arial" style:font-family-asian="Arial" style:font-family-complex="Arial"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Arial" style:font-family-asian="Arial" style:font-family-complex="Arial"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Arial" style:font-family-asian="Arial" style:font-family-complex="Arial" fo:background-color="transparent" fo:color="#000000"/>
    </style:style>
    <style:style style:name="T61" style:family="text">
      <style:text-properties fo:font-size="11.00pt" style:text-position="super" fo:font-weight="normal" fo:font-family="Arial" style:font-family-asian="Arial" style:font-family-complex="Arial" fo:background-color="transparent" fo:color="#000000"/>
    </style:style>
    <style:style style:name="T62" style:family="text">
      <style:text-properties fo:font-size="11.00pt" fo:font-weight="normal" fo:font-family="Arial" style:font-family-asian="Arial" style:font-family-complex="Arial"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Arial" style:font-family-asian="Arial" style:font-family-complex="Arial" fo:background-color="transparent" fo:color="#000000"/>
    </style:style>
    <style:style style:name="T65" style:family="text">
      <style:text-properties fo:font-size="11.00pt" style:text-position="super" fo:font-weight="normal" fo:font-family="Arial" style:font-family-asian="Arial" style:font-family-complex="Arial" fo:background-color="transparent" fo:color="#000000"/>
    </style:style>
    <style:style style:name="T66" style:family="text">
      <style:text-properties fo:font-size="11.00pt" fo:font-weight="normal" fo:font-family="Arial" style:font-family-asian="Arial" style:font-family-complex="Arial"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Arial" style:font-family-asian="Arial" style:font-family-complex="Arial"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Arial" style:font-family-asian="Arial" style:font-family-complex="Arial"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Arial" style:font-family-asian="Arial" style:font-family-complex="Arial"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Arial" style:font-family-asian="Arial" style:font-family-complex="Arial"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Arial" style:font-family-asian="Arial" style:font-family-complex="Arial" fo:background-color="transparent" fo:color="#000000"/>
    </style:style>
    <style:style style:name="T77" style:family="text">
      <style:text-properties fo:font-size="11.00pt" fo:font-weight="normal" fo:font-family="Arial" style:font-family-asian="Arial" style:font-family-complex="Arial"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Arial" style:font-family-asian="Arial" style:font-family-complex="Arial"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Arial" style:font-family-asian="Arial" style:font-family-complex="Arial"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Arial" style:font-family-asian="Arial" style:font-family-complex="Arial" fo:background-color="transparent" fo:color="#000000"/>
    </style:style>
    <style:style style:name="T90"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1" style:family="text">
      <style:text-properties fo:font-size="11.00pt" fo:font-weight="normal" fo:font-family="Arial" style:font-family-asian="Arial" style:font-family-complex="Arial" fo:background-color="transparent" fo:color="#000000"/>
    </style:style>
    <style:style style:name="T92" style:family="text">
      <style:text-properties fo:font-size="11.00pt" style:text-position="super" fo:font-weight="normal" fo:font-family="Arial" style:font-family-asian="Arial" style:font-family-complex="Arial" fo:background-color="transparent" fo:color="#000000"/>
    </style:style>
    <style:style style:name="T93" style:family="text">
      <style:text-properties fo:font-size="11.00pt" fo:font-weight="normal" fo:font-family="Arial" style:font-family-asian="Arial" style:font-family-complex="Arial"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Arial" style:font-family-asian="Arial" style:font-family-complex="Arial" fo:background-color="transparent" fo:color="#000000"/>
    </style:style>
    <style:style style:name="T96" style:family="text">
      <style:text-properties fo:font-size="11.00pt" fo:font-weight="normal" fo:font-family="Arial" style:font-family-asian="Arial" style:font-family-complex="Arial" fo:background-color="transparent" fo:color="#000000"/>
    </style:style>
    <style:style style:name="T97" style:family="text">
      <style:text-properties fo:font-size="11.00pt" fo:font-weight="normal" fo:font-family="Arial" style:font-family-asian="Arial" style:font-family-complex="Arial" fo:background-color="transparent" fo:color="#000000"/>
    </style:style>
    <style:style style:name="T9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9" style:family="text">
      <style:text-properties fo:font-size="11.00pt" fo:font-weight="normal" fo:font-family="Arial" style:font-family-asian="Arial" style:font-family-complex="Arial" fo:background-color="transparent" fo:color="#000000"/>
    </style:style>
    <style:style style:name="T100" style:family="text">
      <style:text-properties fo:font-size="11.00pt" style:text-position="super" fo:font-weight="normal" fo:font-family="Arial" style:font-family-asian="Arial" style:font-family-complex="Arial" fo:background-color="transparent" fo:color="#000000"/>
    </style:style>
    <style:style style:name="T101" style:family="text">
      <style:text-properties fo:font-size="11.00pt" fo:font-weight="normal" fo:font-family="Arial" style:font-family-asian="Arial" style:font-family-complex="Arial"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Arial" style:font-family-asian="Arial" style:font-family-complex="Arial" fo:background-color="transparent" fo:color="#000000"/>
    </style:style>
    <style:style style:name="T10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5" style:family="text">
      <style:text-properties fo:font-size="11.00pt" fo:font-weight="normal" fo:font-family="Arial" style:font-family-asian="Arial" style:font-family-complex="Arial" fo:background-color="transparent" fo:color="#000000"/>
    </style:style>
    <style:style style:name="T106" style:family="text">
      <style:text-properties fo:font-size="11.00pt" style:text-position="super" fo:font-weight="normal" fo:font-family="Arial" style:font-family-asian="Arial" style:font-family-complex="Arial" fo:background-color="transparent" fo:color="#000000"/>
    </style:style>
    <style:style style:name="T107" style:family="text">
      <style:text-properties fo:font-size="11.00pt" fo:font-weight="normal" fo:font-family="Arial" style:font-family-asian="Arial" style:font-family-complex="Arial"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Arial" style:font-family-asian="Arial" style:font-family-complex="Arial" fo:background-color="transparent" fo:color="#000000"/>
    </style:style>
    <style:style style:name="T110" style:family="text">
      <style:text-properties fo:font-size="11.00pt" fo:font-weight="normal" fo:font-family="Arial" style:font-family-asian="Arial" style:font-family-complex="Arial" fo:background-color="transparent" fo:color="#000000" fo:font-style="italic"/>
    </style:style>
    <style:style style:name="T111" style:family="text">
      <style:text-properties fo:font-size="11.00pt" fo:font-weight="normal" fo:font-family="Arial" style:font-family-asian="Arial" style:font-family-complex="Arial"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Arial" style:font-family-asian="Arial" style:font-family-complex="Arial" fo:background-color="transparent" fo:color="#000000"/>
    </style:style>
    <style:style style:name="T11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15" style:family="text">
      <style:text-properties fo:font-size="11.00pt" fo:font-weight="normal" fo:font-family="Arial" style:font-family-asian="Arial" style:font-family-complex="Arial" fo:background-color="transparent" fo:color="#000000"/>
    </style:style>
    <style:style style:name="T116" style:family="text">
      <style:text-properties fo:font-size="11.00pt" style:text-position="super" fo:font-weight="normal" fo:font-family="Arial" style:font-family-asian="Arial" style:font-family-complex="Arial" fo:background-color="transparent" fo:color="#000000"/>
    </style:style>
    <style:style style:name="T117" style:family="text">
      <style:text-properties fo:font-size="11.00pt" fo:font-weight="normal" fo:font-family="Arial" style:font-family-asian="Arial" style:font-family-complex="Arial"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Arial" style:font-family-asian="Arial" style:font-family-complex="Arial" fo:background-color="transparent" fo:color="#000000"/>
    </style:style>
    <style:style style:name="T120" style:family="text">
      <style:text-properties fo:font-size="11.00pt" fo:font-weight="normal" fo:font-family="Arial" style:font-family-asian="Arial" style:font-family-complex="Arial" fo:background-color="transparent" fo:color="#000000" fo:font-style="italic"/>
    </style:style>
    <style:style style:name="T121" style:family="text">
      <style:text-properties fo:font-size="11.00pt" fo:font-weight="normal" fo:font-family="Arial" style:font-family-asian="Arial" style:font-family-complex="Arial" fo:background-color="transparent" fo:color="#000000"/>
    </style:style>
    <style:style style:name="T12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23" style:family="text">
      <style:text-properties fo:font-size="11.00pt" fo:font-weight="normal" fo:font-family="Arial" style:font-family-asian="Arial" style:font-family-complex="Arial" fo:background-color="transparent" fo:color="#000000"/>
    </style:style>
    <style:style style:name="T124" style:family="text">
      <style:text-properties fo:font-size="11.00pt" style:text-position="super" fo:font-weight="normal" fo:font-family="Arial" style:font-family-asian="Arial" style:font-family-complex="Arial" fo:background-color="transparent" fo:color="#000000"/>
    </style:style>
    <style:style style:name="T125" style:family="text">
      <style:text-properties fo:font-size="11.00pt" fo:font-weight="normal" fo:font-family="Arial" style:font-family-asian="Arial" style:font-family-complex="Arial"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20.00%" fo:text-align="left" fo:margin-bottom="7.00pt"/>
    </style:style>
    <style:style style:name="P7"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2"><text:span text:style-name="T1"/></text:p>
      <text:p text:style-name="P2"><text:span text:style-name="T2">Terrain in video games</text:span></text:p>
      <text:p text:style-name="P2"><text:span text:style-name="T3"/></text:p>
      <text:p text:style-name="P2"><text:span text:style-name="T4">Connor Dalby</text:span></text:p>
      <text:p text:style-name="P2"><text:span text:style-name="T5"/></text:p>
      <text:p text:style-name="P2"><text:span text:style-name="T6">University of Bradford</text:span></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8">Abstract</text:span></text:p>
      <text:p text:style-name="P3"><text:span text:style-name="T9"/></text:p>
      <text:p text:style-name="P3"><text:span text:style-name="T10">Terrain can be described as an area of land; the basic shape and elevation of the ground. In a video game, the terrain is the structure of the world. It's an important feature of a game, especially in open world video games where each section of the map should be interesting enough for a player to visit. This report will cover how terrain is created and generated for games including manual design and procedural methods. </text:span></text:p>
      <text:p text:style-name="P3"><text:span text:style-name="T11"/></text:p>
      <text:p text:style-name="P3"><text:span text:style-name="T12">Introduction</text:span></text:p>
      <text:p text:style-name="P3"><text:span text:style-name="T13"/></text:p>
      <text:p text:style-name="P3"><text:span text:style-name="T14">There is a trade-off between manual and procedural methods as both have their advantages and disadvantages. Some games have terrain built fully with design programs and others are entirely generated with algorithms. With video games evolving, depending on algorithms to create terrain could become more common. Procedural methods are more common with indie game developers as they usually don't have enough people working on the project to make the terrain by hand.</text:span></text:p>
      <text:p text:style-name="P3"><text:span text:style-name="T15"/></text:p>
      <text:p text:style-name="P3"><text:span text:style-name="T16">Terrain is usually created manually using programs to design and craft the land that the designer has in mind. This has the advantage of having full control over everything as every point of the terrain can be raised or lowered to whatever is required. Creating terrain this way can be a very time consuming activity and requires a large budget and team working on the game. </text:span></text:p>
      <text:p text:style-name="P3"><text:span text:style-name="T17"/></text:p>
      <text:p text:style-name="P3"><text:span text:style-name="T18">With huge worlds in mind, there's a limitation on what can be produced by hand. A noticeable example is the size of the elder scrolls games. The elder scrolls II: Daggerfall was released in 1996, and has a map size of 62,394 mi</text:span><text:span text:style-name="T19">2<text:s/></text:span><text:span text:style-name="T20">. Skyrim, published in 2011 has a map size of 14.3mi</text:span><text:span text:style-name="T21">2</text:span><text:span text:style-name="T22"><text:s/>(Wikipedia, 2004). Most of Daggerfall contains procedurally generated terrain while the majority of Skyrim is hand made. Using algorithms, large scale terrains can be created in a fraction of the time it would take for artists to produce.</text:span></text:p>
      <text:p text:style-name="P3"><text:span text:style-name="T23"/></text:p>
      <text:p text:style-name="P3"><text:span text:style-name="T24">However, this doesn't mean that large terrain will equal a good game space. With a map size of 62,000 mi</text:span><text:span text:style-name="T25">2</text:span><text:span text:style-name="T26">, there's a small chance that the player would want to travel on foot through it all. If fast travel is a choice, it seems pointless to have many similar forests and landscapes in a game if they don't offer anything. Computer generated terrains have been criticised for their lack of diversity. This could be because the same algorithm has been used to generate all of the terrain in a game. An example could be forests in a game where the tree placement is very similar in each forest. Walking through near identical parts would be tedious resulting in a repetitive experience. </text:span></text:p>
      <text:p text:style-name="P3"><text:span text:style-name="T27"/></text:p>
      <text:p text:style-name="P3"><text:span text:style-name="T28">Shaping terrain by hand</text:span></text:p>
      <text:p text:style-name="P3"><text:span text:style-name="T29"/></text:p>
      <text:p text:style-name="P3"><text:span text:style-name="T30">“Think about Novigrad City: none of the houses have been placed procedurally or by an algorithm, the city was carefully planned and crafted all the way from the rough districts to individual pathways in between (or through) houses. Also I realise that the question might've been meant differently. In that regard: Terrain was shaped by hand, erosion effects are applied, at this point, there's virtually no spot of terrain in the world that hasn't been touched by a dev.” (Tost, 2015).</text:span></text:p>
      <text:p text:style-name="P3"><text:span text:style-name="T31"/></text:p>
      <text:p text:style-name="P3"><text:span text:style-name="T32">In this interview, the Witcher 3 level designer describes the terrain of Novigrad City as manually crafted. This is usually the case of large cities in games where the player is likely to spend a lot of time. By doing everything manually, a city can be designed where the terrain is shaped for a reason. Thinking about cities in real worlds, it's easy to see why many developers choose to plan their worlds. A city is usually densely packed with numerous buildings, each one next to the other. Paths connect everything seamlessly with many routes for a person to choose. While algorithms can be made to create a certain type of terrain, they will always have an amount of randomness to them; they aren't suitable for every situation. </text:span></text:p>
      <text:p text:style-name="P3"><text:span text:style-name="T33"/></text:p>
      <text:p text:style-name="P3"><text:span text:style-name="T34">There are many different programs that can be used that have terrain shaping tools. (Gollent 2014) states in a presentation that The Witcher 3's landscape was made in World Machine, a program dedicated to creating terrain. In engines such as Unity, there are also painting options to raise and lower areas. </text:span></text:p>
      <text:p text:style-name="P3"><text:span text:style-name="T35"/></text:p>
      <text:p text:style-name="P3"><text:span text:style-name="T36">Procedural techniques in games</text:span></text:p>
      <text:p text:style-name="P3"><text:span text:style-name="T37"/></text:p>
      <text:p text:style-name="P3"><text:span text:style-name="T38">Minecraft, Daggerfall and No Man's Sky are examples of video games that heavily rely on using algorithms to generate terrain. However, the worlds are created at different times in the development process. For example, Daggerfall's map was pre-generated by the developers and then exported. Because of this, all users would view the same terrain when they play the game. Minecraft uses a seed that can be randomly made or can be chosen by the user before they create a world. They have the option to either randomise this or type in the seed themselves. The same seed will create the same terrain each time (the terrain depends on the seed value). Therefore if a player finds a particularly interesting section of a world, they can share the value with other users, allowing them to find the same part.</text:span></text:p>
      <text:p text:style-name="P3"><text:span text:style-name="T39"/></text:p>
      <text:p text:style-name="P3"><text:span text:style-name="T40">No Man's Sky generates it's universe on the fly meaning it's planets are constantly being generated and degenerated. Technically, because the world is so large, every player has a different world to explore. </text:span></text:p>
      <text:p text:style-name="P3"><text:span text:style-name="T41"/></text:p>
      <text:p text:style-name="P3"><text:span text:style-name="T42">Markus Persson, the creator of minecraft used a mix of different noise algorithms to create Minecrafts terrain (</text:span><text:span text:style-name="T43">Persson<text:s/></text:span><text:span text:style-name="T44">2011). In early stages of the game, 2D perlin noise heightmaps were used but limited the terrain as no overhangs or caves could be used. Later on in development, 3D perlin noise was used along with “perlin worms” to shape the caves in the game. This 3D grid created allowed blocks to be placed anywhere, along with more algorithms to decide which block should be placed.</text:span></text:p>
      <text:p text:style-name="P3"><text:span text:style-name="T45"/></text:p>
      <text:p text:style-name="P3"><text:span text:style-name="T46">No Man's Sky is known best for having a huge universe as a playing area, containing 18 quintillion planets. Each of these planets are unique in different ways containing different terrains, vegetation,<text:s text:c="2"/>and textures. The algorithms and maths behind this have not yet been revealed at this point in time.</text:span></text:p>
      <text:p text:style-name="P3"><text:span text:style-name="T46"/></text:p>
      <text:p text:style-name="P4"><text:span text:style-name="T47">Heightmaps</text:span></text:p>
      <text:p text:style-name="P4"><text:span text:style-name="T48"/></text:p>
      <text:p text:style-name="P4"><text:span text:style-name="T49">Heightmaps are images that can be used to render terrains. This works by having a colour coded system. Black and white are usually chosen as the colours where each shade of grey represents a different height value. The amount of height values possible depends on the colour depth chosen (the amount of colours available to display). A drawback to using 2D heightmaps is that caves and overhangs can't be used as only one height value can represent an (x, y) co-ordinate. </text:span></text:p>
      <text:p text:style-name="P4"><text:span text:style-name="T50"/></text:p>
      <text:p text:style-name="P4"><text:span text:style-name="T51">For example, an 8-bit heightmap can show 256 shades of grey, resulting in 256 possible height values. This wouldn't be useful for large terrains as the height differences would appear like steps instead of smooth hills. Hence, using a 16-bit heightmap which can show 65535 shades of grey would be more practical. </text:span></text:p>
      <text:p text:style-name="P4"><text:span text:style-name="T52"/></text:p>
      <text:p text:style-name="P4"><text:span text:style-name="T53">Heightmaps can be created using algorithms that populate an array which is then used to create the image. Different algorithms produce results that can be used in different situations depending on what is required for the game. However, when using the same algorithm multiple times, the heightmaps produced will be similar, having a certain type of structure. </text:span></text:p>
      <text:p text:style-name="P5"><text:span text:style-name="T54"/></text:p>
      <text:p text:style-name="P5"><text:span text:style-name="T55"/></text:p>
      <text:p text:style-name="P5"><text:span text:style-name="T56">Fractal subdivision algorithms </text:span></text:p>
      <text:p text:style-name="P5"><text:span text:style-name="T57"/></text:p>
      <text:p text:style-name="P5"><text:span text:style-name="T58">Fractal terrains are natural, realistic landscapes. There are multiple methods to create a heightmap<text:s text:c="2"/>that will render a fractal terrain including midpoint displacement and the diamond square algorithm.<text:s text:c="2"/>(Miller 1986) describes several methods relating to dividing a square recursively (can also be implemented iteratively). Both of these algorithms run in linear time. While the midpoint displacement algorithm is easier to implement, it has the disadvantage of creating unnatural patterns in the terrain. </text:span></text:p>
      <text:p text:style-name="P5"><text:span text:style-name="T59"/></text:p>
      <text:p text:style-name="P5"><text:span text:style-name="T60">The midpoint displacement works by using a square heightmap of size 2</text:span><text:span text:style-name="T61">n</text:span><text:span text:style-name="T62">+1. Each point on the heightmap is given a value through the algorithm, this could be between 0 and 1 (or whatever is chosen as the minimum and maximum heights). The corners of the heightmap are found and random values are generated for the points. Every midpoint of each edge is then set as the average of the two points it's between, plus or minus a random amount. The center of the square is set as the average of all the midpoint values plus or minus a random amount. With these points made, they can be used to iterate through the heightmap using smaller squares. </text:span></text:p>
      <text:p text:style-name="P5"><text:span text:style-name="T63"/></text:p>
      <text:p text:style-name="P5"><text:span text:style-name="T64">The diamond square algorithm is similar, also using a heightmap of size 2</text:span><text:span text:style-name="T65">n+1<text:s/></text:span><text:span text:style-name="T66">and starting with the corner points. Both “diamond” and “square” steps are then done alternately to generate height values for the rest of the points, starting with a diamond step. A diamond step is where a square consisting of four corners is chosen. The midpoint of the square is set as the average of the four corners plus a random amount. If there is more than one square, all the squares present should have a diamond step performed on them. A square step consists of choosing a diamond consisting of 4 points (or 3 if the points are on the edge of the heightmap). The midpoint of the diamond is set as the average of the corners plus a random amount. Each diamond should have a square step performed on them.</text:span></text:p>
      <text:p text:style-name="P5"><text:span text:style-name="T67"/></text:p>
      <text:p text:style-name="P5"><text:span text:style-name="T67"/></text:p>
      <text:p text:style-name="P5"><text:span text:style-name="T68">Fast Fourier transform </text:span></text:p>
      <text:p text:style-name="P5"><text:span text:style-name="T69"/></text:p>
      <text:p text:style-name="P5"><text:span text:style-name="T70">Noise algorithms</text:span></text:p>
      <text:p text:style-name="P5"><text:span text:style-name="T71"/></text:p>
      <text:p text:style-name="P5"><text:span text:style-name="T72">Hill algorithm</text:span></text:p>
      <text:p text:style-name="P5"><text:span text:style-name="T73"/></text:p>
      <text:p text:style-name="P5"><text:span text:style-name="T74">Particle disposition</text:span></text:p>
      <text:p text:style-name="P5"><text:span text:style-name="T75"/></text:p>
      <text:p text:style-name="P5"><text:span text:style-name="T75"/></text:p>
      <text:p text:style-name="P5"><text:span text:style-name="T75"/></text:p>
      <text:p text:style-name="P5"><text:span text:style-name="T75"/></text:p>
      <text:p text:style-name="P5"><text:span text:style-name="T75"/></text:p>
      <text:p text:style-name="P5"><text:span text:style-name="T76">2d game terrain generation</text:span></text:p>
      <text:p text:style-name="P5"><text:span text:style-name="T77">The midpoint displacement algorithm can be used on a straight line to create a 2d fractal image. (Martz 1996) provides some pseudocode to explain how this process works. Starting out with a straight line, it's carried out by finding the midpoint and displacing it by a random value. After the initial step, there will be multiple straight lines forming the terrain; so every time the algorithms method loop is repeated, every lines midpoint will be displaced. </text:span></text:p>
      <text:p text:style-name="P5"><text:span text:style-name="T78"/></text:p>
      <text:p text:style-name="P5"><text:span text:style-name="T78"/></text:p>
      <text:p text:style-name="P5"><text:span text:style-name="T78"/></text:p>
      <text:p text:style-name="P5"><text:span text:style-name="T79">Spelunky</text:span></text:p>
      <text:p text:style-name="P5"><text:span text:style-name="T80"/></text:p>
      <text:p text:style-name="P5"><text:span text:style-name="T81"/></text:p>
      <text:p text:style-name="P5"><text:span text:style-name="T81">Mass effect series</text:span></text:p>
      <text:p text:style-name="P5"><text:span text:style-name="T82"/></text:p>
      <text:p text:style-name="P5"><text:span text:style-name="T82"/></text:p>
      <text:p text:style-name="P5"><text:span text:style-name="T82"/></text:p>
      <text:p text:style-name="P5"><text:span text:style-name="T83">The vision for mass effect andromeda was significantly different from the final product. It was initially meant to focus on exploration; having hundreds of planets to travel to and delve into, similar to the first game in the series. These planets would all be created using procedural algorithms. A big problem encountered was implementing a traditional rpg narrative across a massive galaxy.<text:s/></text:span><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span text:style-name="T84"/></text:p>
      <text:p text:style-name="P5"><text:a xlink:href="https://kotaku.com/the-story-behind-mass-effect-andromedas-troubled-five-1795886428"><text:span text:style-name="T85">https://kotaku.com/the-story-behind-mass-effect-andromedas-troubled-five-1795886428</text:span></text:a><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7">References</text:span></text:p>
      <text:p text:style-name="P5"><text:span text:style-name="T88"/></text:p>
      <text:p text:style-name="P6"><text:span text:style-name="T89">Website name, (Year published). Page title. Available at: URL [Accessed Day Mo. Year].</text:span></text:p>
      <text:p text:style-name="P7"><text:span text:style-name="T89">Wikipedia, (2004). The Elder Scrolls II: Daggerfall. Available at:<text:s/></text:span><text:a xlink:href="https://en.wikipedia.org/wiki/The_Elder_Scrolls_II:_Daggerfall"><text:span text:style-name="T90">https://en.wikipedia.org/wiki/The_Elder_Scrolls_II:_Daggerfall</text:span></text:a><text:span text:style-name="T91"><text:s text:c="2"/>Accessed 4</text:span><text:span text:style-name="T92">th</text:span><text:span text:style-name="T93"><text:s/>October 2017.</text:span></text:p>
      <text:p text:style-name="P7"><text:span text:style-name="T94"/></text:p>
      <text:p text:style-name="P7"><text:span text:style-name="T95">Cd project red, (2015). Developer spotlight<text:s/></text:span><text:span text:style-name="T96">–</text:span><text:span text:style-name="T97"><text:s/>Miles Tost.<text:s text:c="2"/>Available at:</text:span></text:p>
      <text:p text:style-name="P7"><text:a xlink:href="http://forums.cdprojektred.com/forum/en/the-witcher-series/the-witcher-3-wild-hunt/34463-developer-spotlight-miles-tost"><text:span text:style-name="T98">http://forums.cdprojektred.com/forum/en/the-witcher-series/the-witcher-3-wild-hunt/34463-developer-spotlight-miles-tost</text:span></text:a><text:span text:style-name="T99"><text:s/>Accessed 4</text:span><text:span text:style-name="T100">th</text:span><text:span text:style-name="T101"><text:s/>October 2017.</text:span></text:p>
      <text:p text:style-name="P7"><text:span text:style-name="T102"/></text:p>
      <text:p text:style-name="P7"><text:span text:style-name="T102"/></text:p>
      <text:p text:style-name="P7"><text:span text:style-name="T103">Markus Persson , (2011). Terrain generation. Available at:</text:span></text:p>
      <text:p text:style-name="P7"><text:a xlink:href="http://notch.tumblr.com/post/3746989361/terrain-generation-part-1"><text:span text:style-name="T104">http://notch.tumblr.com/post/3746989361/terrain-generation-part-1</text:span></text:a><text:span text:style-name="T105"><text:s/>Accessed 4</text:span><text:span text:style-name="T106">th</text:span><text:span text:style-name="T107"><text:s/>November 2017.</text:span></text:p>
      <text:p text:style-name="P7"><text:span text:style-name="T108"/></text:p>
      <text:p text:style-name="P7"><text:span text:style-name="T108"/></text:p>
      <text:p text:style-name="P7"><text:span text:style-name="T109">Miller, Gavin S. P.</text:span><text:span text:style-name="T110">The Definition and Rendering of Terrain Maps</text:span><text:span text:style-name="T111">. SIGGRAPH 1986 Conference Proceedings (Computer Graphics, Volume 20, Number 4, August 1986). </text:span></text:p>
      <text:p text:style-name="P7"><text:span text:style-name="T112"/></text:p>
      <text:p text:style-name="P7"><text:span text:style-name="T112"/></text:p>
      <text:p text:style-name="P7"><text:span text:style-name="T113">Marcin Gollent (2014). Landscape creation and rendering in REDengine3. [online] Available at:</text:span></text:p>
      <text:p text:style-name="P7"><text:a xlink:href="http://twvideo01.ubm-us.net/o1/vault/GDC2014/Presentations/Gollent_Marcin_Landscape_Creation_and.pdf"><text:span text:style-name="T114">http://twvideo01.ubm-us.net/o1/vault/GDC2014/Presentations/Gollent_Marcin_Landscape_Creation_and.pdf</text:span></text:a><text:span text:style-name="T115"><text:s/>Accessed 6</text:span><text:span text:style-name="T116">th</text:span><text:span text:style-name="T117"><text:s/>October 2017.</text:span></text:p>
      <text:p text:style-name="P7"><text:span text:style-name="T118"/></text:p>
      <text:p text:style-name="P7"><text:span text:style-name="T119">Paul Martz (1996).<text:s/></text:span><text:span text:style-name="T120">Generating random fractal terrain</text:span><text:span text:style-name="T121">.<text:s/></text:span><text:a xlink:href="http://gameprogrammer.com/fractal.html"><text:span text:style-name="T122">http://gameprogrammer.com/fractal.html</text:span></text:a><text:span text:style-name="T123"><text:s/>Accessed 10</text:span><text:span text:style-name="T124">th</text:span><text:span text:style-name="T125"><text:s/>October 2017</text:span></text:p>
      <text:p text:style-name="P7"><text:span text:style-name="T1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